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01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Nimbus Sans L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vehicleId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ehicleType</text:p>
          </table:table-cell>
          <table:table-cell table:style-name="ce1" office:value-type="string" calcext:value-type="string">
            <text:p>vehicleCategory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fuelEfficiency</text:p>
          </table:table-cell>
          <table:table-cell table:style-name="ce1" office:value-type="string" calcext:value-type="string">
            <text:p>avgSpee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vanza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5.31" calcext:value-type="float">
            <text:p>15.3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4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5.31" calcext:value-type="float">
            <text:p>15.3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3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2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1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0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3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3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2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0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2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2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2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2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2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2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3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3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3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3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3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4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4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4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4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4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5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5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5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4.2" calcext:value-type="float">
            <text:p>4.2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5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3.8" calcext:value-type="float">
            <text:p>3.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5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3.4" calcext:value-type="float">
            <text:p>3.4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15:22.16514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0:46:26.929024459</meta:creation-date>
    <dc:date>2014-09-27T09:16:30.167333171</dc:date>
    <meta:editing-duration>PT5M14S</meta:editing-duration>
    <meta:editing-cycles>4</meta:editing-cycles>
    <meta:generator>LibreOffice/4.2.6.3$Linux_X86_64 LibreOffice_project/420m0$Build-3</meta:generator>
    <meta:document-statistic meta:table-count="1" meta:cell-count="459" meta:object-count="0"/>
  </office:meta>
</office:document-meta>
</file>